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Project Impact Estimations</text:p>
      <text:h text:style-name="Heading_20_1" text:outline-level="1"><text:bookmark-start text:name="own-projects"/>Own Projects<text:bookmark-end text:name="own-projects"/></text:h>
      <text:p text:style-name="First_20_paragraph">2023- landned # clustered bqrt improvements increased supply by 75%, corresponding to P50: 8 Full Budget ABTests + 8 Clustered Budget ABTest → 8 Full Budget ABTests + 14 Clustered Budget ABTest). It translates to: <text:span text:style-name="T1">Additional iRev unblocked = (14-8) / 8 * 0.335% = 0.25%</text:span> irev.</text:p>
      <text:p text:style-name="Text_20_body">This corresponds to <text:span text:style-name="T1">1.6-1.7 billion USD over 4 years of value</text:span> (irev unblocked) provided.</text:p>
      <text:p text:style-name="Text_20_body">c ## Lead Experimentation Napkin Proposal</text:p>
      <text:p text:style-name="Text_20_body">*5HC requested, 4 year npv 1036-1248 million USD,</text:p>
      <text:list text:style-name="L1">
        <text:list-item>
          <text:p text:style-name="P1">4 year ROI 45-54x</text:p>
        </text:list-item>
      </text:list>
      <text:p text:style-name="FigureWithCaption"><text:span text:style-name="T2">alt text</text:span></text:p>
      <text:p text:style-name="FigureCaption">alt text</text:p>
      <text:h text:style-name="Heading_20_1" text:outline-level="1"><text:bookmark-start text:name="h1-2025-projects"/>H1 2025 Projects<text:bookmark-end text:name="h1-2025-projects"/></text:h>
      <text:p text:style-name="FigureWithCaption"><text:span text:style-name="T2">alt text</text:span></text:p>
      <text:p text:style-name="FigureCaption">alt text</text:p>
      <text:h text:style-name="Heading_20_2" text:outline-level="2"><text:bookmark-start text:name="ads-assignment-latency-reduction"/>Ads Assignment Latency Reduction<text:bookmark-end text:name="ads-assignment-latency-reduction"/></text:h>
      <text:p text:style-name="First_20_paragraph"><text:span text:style-name="T2">alt text</text:span> Estimated impact at 0.03%- 0.06% irev enabled. Approved and prioritized. Converts to 192-384 million USD over 4 years.</text:p>
      <text:h text:style-name="Heading_20_2" text:outline-level="2"><text:bookmark-start text:name="bin-packing-investigation"/>Bin Packing Investigation<text:bookmark-end text:name="bin-packing-investigation"/></text:h>
      <text:p text:style-name="First_20_paragraph">![</text:p>
      <text:p text:style-name="Text_20_body">](image-26.png) Converts to 0.1% irev enabled, converting to about 640 million USD over 4 years. clustered - 1600 at 0.25%, this is to estimate work for 0.1%, so 640 million USD over 4 years.</text:p>
      <text:h text:style-name="Heading_20_2" text:outline-level="2"><text:bookmark-start text:name="participation-to-multicell-projects-to-pack-things-better"/>Participation to Multicell projects to pack things better<text:bookmark-end text:name="participation-to-multicell-projects-to-pack-things-better"/></text:h>
      <text:list text:style-name="L2">
        <text:list-item>
          <text:p text:style-name="P2">Small experiments part- comparable to the impact above on current small experiment improvements. roughly 64 million.</text:p>
          <text:list text:style-name="L3">
            <text:list-item>
              <text:p text:style-name="P3">Meta’s Revenue from Advertisements: Meta earns approximately 85-90% of its revenue through advertisements on Facebook and Instagram, making the ads delivery system critical to the company’s financial success.</text:p>
            </text:list-item>
            <text:list-item>
              <text:p text:style-name="P3">Ads Delivery System Optimization: Numerous teams work to enhance the ads delivery system to provide greater value to both advertisers and users, ensuring ads are effective and relevant.</text:p>
            </text:list-item>
            <text:list-item>
              <text:p text:style-name="P3">Role of the Experimentation Team: My team focuses on experimentation for ads, acting as the final step to verify and validate improvements before they are fully released to the public.</text:p>
            </text:list-item>
            <text:list-item>
              <text:p text:style-name="P3">Incremental Revenue Enabled: Our primary metric is “incremental revenue enabled,” which represents the additional revenue made possible through validated improvements in the ads system.</text:p>
            </text:list-item>
            <text:list-item>
              <text:p text:style-name="P3">Direct Impact on Revenue: By increasing our system’s capacity to test and implement more improvements, we directly contribute to Meta’s top-line revenue, as there’s more demand for our services than we can currently meet.</text:p>
            </text:list-item>
            <text:list-item>
              <text:p text:style-name="P3">Significance of Contributions: Enhancements that expand our throughput have a nearly one-to-one correlation with increased revenue, underscoring the substantial impact of my work on Meta’s financial performance.</text:p>
            </text:list-item>
            <text:list-item>
              <text:p text:style-name="P3">Most projects funded in team <text:span text:style-name="T1">don’t have a direct impact</text:span> (70%+) on incremental revenue, but the ones that do are the most impactful and easiest to staff, so proposing such projects is normally highly appreciated.</text:p>
            </text:list-item>
          </text:list>
        </text:list-item>
      </text:list>
      <text:p text:style-name="Horizontal_20_Line"/>
      <text:h text:style-name="Heading_20_1" text:outline-level="1"><text:bookmark-start text:name="irev-estimation-methodology-for-budget-abtest"/>Irev Estimation Methodology for Budget ABTest<text:bookmark-end text:name="irev-estimation-methodology-for-budget-abtest"/></text:h>
      <text:h text:style-name="Heading_20_1" text:outline-level="1"><text:bookmark-start text:name="irev-estimation-methodology-for-budget-abtest-1"/>iRev estimation methodology for Budget ABTest<text:bookmark-end text:name="irev-estimation-methodology-for-budget-abtest-1"/></text:h>
      <text:p text:style-name="First_20_paragraph">A marginal diminishing correlation between % iRev and # launches:</text:p>
      <text:p text:style-name="Text_20_body">[ % = f(# ) ]</text:p>
      <text:p text:style-name="Text_20_body">Here, ( f ) is a saturating function with a top ceiling.<text:line-break/>In QRT, a fixed elasticity between ads score gain and # exps is used:</text:p>
      <text:p text:style-name="Text_20_body">[ = 0.335 ]</text:p>
      <text:p text:style-name="Text_20_body">The elasticity coefficient 0.335 is from approved QRT team materials: <text:a xlink:type="simple" xlink:href="https://docs.google.com/presentation/d/1BUFzV7U77hlGtKEJLYz1TmabG4bVkbVZq8HnOGj5his/edit#slide=id.g148041d3fa6_0_94" office:name=""><text:span text:style-name="Definition">22H2 Experiment Value</text:span></text:a>. If we are using the same elasticity and further since in BQRT we assume a linear correlation between iRev and SAV, we would have:</text:p>
      <text:p text:style-name="Text_20_body">[ = 0.335 # ]</text:p>
      <text:p text:style-name="Text_20_body"><text:span text:style-name="T1">Note that this approach is questionable as to why the elasticity is the same as in QRT. A better approach would be to collect more data points and fit the saturating curve ourselves.</text:span><text:line-break/>Since we assume a linear correlation between (1) # launches and # experiments and # launches and # launchable slots, the above formula will be applicable to # launches and # launchable slots.</text:p>
      <text:p text:style-name="Text_20_body">[ = 0.335 # ]</text:p>
      <text:p text:style-name="Text_20_body">[ = 0.335 # ]</text:p>
      <text:h text:style-name="Heading_20_2" text:outline-level="2"><text:bookmark-start text:name="impact-calculation"/>Impact calculation<text:bookmark-end text:name="impact-calculation"/></text:h>
      <text:h text:style-name="Heading_20_3" text:outline-level="3"><text:bookmark-start text:name="important-notes"/>Important notes<text:bookmark-end text:name="important-notes"/></text:h>
      <text:list text:style-name="L4">
        <text:list-item>
          <text:p text:style-name="P4">This impact estimations only covers iRev unblocked, while individual projects might have other impact and/or side-effects;<text:line-break/></text:p>
        </text:list-item>
        <text:list-item>
          <text:p text:style-name="P4">Projects “Making Clustered Budget ABtest launchable” and “Adding 2 extra budget splits” impact estimations are not additive. Their joint impact is 0.41% iRev.<text:line-break/></text:p>
        </text:list-item>
        <text:list-item>
          <text:p text:style-name="P4">Baseline readings:</text:p>
          <text:list>
            <text:list-item>
              <text:p text:style-name="P4">Finance reported iRev from BQRT (targeting and pacing only):</text:p>
              <text:list>
                <text:list-item>
                  <text:p text:style-name="P4">H2’ 21: 0.56%<text:line-break/></text:p>
                </text:list-item>
                <text:list-item>
                  <text:p text:style-name="P4">H1’22: 0.61%<text:line-break/></text:p>
                </text:list-item>
                <text:list-item>
                  <text:p text:style-name="P4">H2’22: 0.75%</text:p>
                </text:list-item>
              </text:list>
            </text:list-item>
          </text:list>
        </text:list-item>
      </text:list>
      <text:h text:style-name="Heading_20_3" text:outline-level="3"><text:bookmark-start text:name="universe-budget-abtest-impact"/>Universe Budget ABTest impact<text:bookmark-end text:name="universe-budget-abtest-impact"/></text:h>
      <text:p text:style-name="First_20_paragraph">[ = = 0.335 = 1.005 ]</text:p>
      <text:h text:style-name="Heading_20_3" text:outline-level="3"><text:bookmark-start text:name="making-clustered-budget-abtest-launchable-impact"/>Making Clustered Budget ABtest launchable impact<text:bookmark-end text:name="making-clustered-budget-abtest-launchable-impact"/></text:h>
      <text:p text:style-name="First_20_paragraph">[ = = 0.335 ( ) = 0.335 ]</text:p>
      <text:h text:style-name="Heading_20_3" text:outline-level="3"><text:bookmark-start text:name="adding-2-extra-budget-splits-impact"/>Adding 2 extra budget splits impact<text:bookmark-end text:name="adding-2-extra-budget-splits-impact"/></text:h>
      <text:p text:style-name="First_20_paragraph">[ = = 0.335 ( ) = 0.08375 ]</text:p>
      <text:h text:style-name="Heading_20_1" text:outline-level="1"><text:bookmark-start text:name="irev-to-usd-conversion"/>Irev to USD Conversion<text:bookmark-end text:name="irev-to-usd-conversion"/></text:h>
      <text:p text:style-name="First_20_paragraph">NOTE: The following estimations are based on simplifications, ignoring interest rates, projections and targets, inflation, and other factors, but are ‘good enough’ for a a rough estimation of the magnitudes infolved, i.e. can be up to 20-30% off compared to sophisticated internal calculators.</text:p>
      <text:p text:style-name="Text_20_body">revenue: <text:span text:style-name="T2">alt text</text:span></text:p>
      <text:p text:style-name="Text_20_body">160-170 billion USD/year.</text:p>
      <text:p text:style-name="Horizontal_20_Line"/>
      <text:p text:style-name="First_20_paragraph">so, 1% iRev = 1.6-1.7 billion USD/year. over 4 years, net present value of 1% iRev is 6.4-6.8 billion USD.</text:p>
      <text:p text:style-name="Text_20_body">In total, if a project is to bring 0.1% irev, it would be worth 6400-6800 million USD over 4 years.</text:p>
      <text:p text:style-name="Text_20_body">If re increase supply by 10%, the number becomes 0.335<text:span text:style-name="T2">0.1</text:span>10 = 0.335% iRev, or 2.1-2.3 billion USD over 4 years.</text:p>
      <text:h text:style-name="Heading_20_1" text:outline-level="1"><text:bookmark-start text:name="cost-of-1-headcount-engineer"/>Cost of 1 headcount engineer<text:bookmark-end text:name="cost-of-1-headcount-engineer"/></text:h>
      <text:p text:style-name="First_20_paragraph">About is about 300k eur/year, or 1.2-1.5 million USD over 4 years. source: https://www.levels.fyi/companies/facebook/salaries/software-engineer/locations/germany?country=91</text:p>
      <text:p text:style-name="FigureWithCaption"><text:span text:style-name="T2">alt text</text:span></text:p>
      <text:p text:style-name="FigureCaption">alt text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5</meta:generator>
    <dc:title>Project Impact Estimations</dc:title>
    <dc:description/>
    <dc:subject/>
    <meta:keyword/>
    <meta:initial-creator/>
    <dc:creator/>
    <meta:creation-date>2024-12-05T15:29:55Z</meta:creation-date>
    <dc:date>2024-12-05T15:29:55Z</dc:date>
    <meta:user-defined meta:name="created" meta:value-type="string">1733397369680</meta:user-defined>
    <meta:user-defined meta:name="desc" meta:value-type="string"/>
    <meta:user-defined meta:name="id" meta:value-type="string">5h8d0mhwoeg1d5jutm1v0dx</meta:user-defined>
    <meta:user-defined meta:name="updated" meta:value-type="string">2024-12-05T16:27</meta:user-defined>
  </office:meta>
</office:document-meta>
</file>